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fo:font-size="15pt" style:font-size-asian="15pt" style:font-size-complex="15pt"/>
    </style:style>
    <style:style style:name="P4" style:family="paragraph" style:parent-style-name="Standard" style:list-style-name="L3">
      <style:paragraph-properties fo:text-align="start" style:justify-single-word="false" fo:background-color="#ffffff">
        <style:background-image/>
      </style:paragraph-properties>
      <style:text-properties fo:color="#000000" fo:font-size="15pt" style:font-size-asian="15pt" style:font-size-complex="15pt"/>
    </style:style>
    <style:style style:name="P5" style:family="paragraph" style:parent-style-name="Standard" style:list-style-name="L5">
      <style:paragraph-properties fo:text-align="start" style:justify-single-word="false" fo:background-color="#ffffff">
        <style:background-image/>
      </style:paragraph-properties>
      <style:text-properties fo:color="#000000" fo:font-size="15pt" style:font-size-asian="15pt" style:font-size-complex="1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 METALLI PREZIOSI</text:p>
      <text:p text:style-name="P2">Caratteristiche generali</text:p>
      <text:p text:style-name="P3">La composizione delle monete da 1,2 e 5 centesimi è la seguente:</text:p>
      <text:p text:style-name="P3">94,35% acciaio</text:p>
      <text:p text:style-name="P3">5,65% <text:s/>rame</text:p>
      <text:p text:style-name="P3">La composizione delle monete da 10,20 e 50 centesimi è la seguente:</text:p>
      <text:p text:style-name="P3">89% rame</text:p>
      <text:p text:style-name="P3">5% alluminio</text:p>
      <text:p text:style-name="P3">5% zinco</text:p>
      <text:p text:style-name="P3">1% stagno</text:p>
      <text:p text:style-name="P3">La composizione delle monete da €1 e €2 invece è un po' più complessa dato che bisogna fare una contrapposizione: infatti, i metalli che compongono l'esterno della moneta da €1 sono gli stessi che compongono l'interno della moneta da €2 e viceversa. Fatta questa premessa, eccoli elencati:</text:p>
      <text:p text:style-name="P3"/>
      <text:p text:style-name="P3">Esterno €1/Interno €2 = 75% rame</text:p>
      <text:p text:style-name="P3"><text:s text:c="39"/>20% zinco</text:p>
      <text:p text:style-name="P3"><text:s text:c="39"/>5% nichel</text:p>
      <text:p text:style-name="P3">Esterno €2/Interno €1 = 75% rame</text:p>
      <text:p text:style-name="P3"><text:s text:c="39"/>25% nichel</text:p>
      <text:p text:style-name="P3"/>
      <text:p text:style-name="P3">Quindi, i metalli che abbiamo elencato sono:</text:p>
      <text:list xml:id="list1537937285915066525" text:style-name="L3">
        <text:list-item>
          <text:p text:style-name="P4">acciaio</text:p>
        </text:list-item>
        <text:list-item>
          <text:p text:style-name="P4">rame</text:p>
        </text:list-item>
        <text:list-item>
          <text:p text:style-name="P4">alluminio</text:p>
        </text:list-item>
        <text:list-item>
          <text:p text:style-name="P4">zinco</text:p>
        </text:list-item>
        <text:list-item>
          <text:p text:style-name="P4">stagno</text:p>
        </text:list-item>
        <text:list-item>
          <text:p text:style-name="P4">nichel</text:p>
        </text:list-item>
      </text:list>
      <text:p text:style-name="P3">Esaminiamoli brevemente uno per uno partendo dal primo:</text:p>
      <text:p text:style-name="P3"/>
      <text:p text:style-name="P2">L'Acciaio</text:p>
      <text:p text:style-name="P3">L'acciaio è il metallo più numeroso nelle monete da 1,2 e 5 centesimi ed è una lega composta principalmente da ferro e carbonio(quest'ultimo in percentuale non superiore al 2,05%). In base al tasso del carbonio, gli acciai si dividono in:</text:p>
      <text:list xml:id="list6847701574616525228" text:style-name="L5">
        <text:list-item>
          <text:p text:style-name="P5">extra dolci: carbonio compreso tra lo 0,05 e 0,15% </text:p>
        </text:list-item>
        <text:list-item>
          <text:p text:style-name="P5">dolci: carbonio compreso tra lo 0,15% e lo 0,25% *</text:p>
        </text:list-item>
        <text:list-item>
          <text:p text:style-name="P5">semidolci: carbonio compreso tra lo 0,25% e lo 0,40%</text:p>
        </text:list-item>
        <text:list-item>
          <text:p text:style-name="P5">semiduri: carbonio compreso tra lo 0,40% e lo 0,60%</text:p>
        </text:list-item>
        <text:list-item>
          <text:p text:style-name="P5">duri: carbonio compreso tra 0,60% e lo 0,70%</text:p>
        </text:list-item>
        <text:list-item>
          <text:p text:style-name="P5"><text:soft-page-break/>durissimi: carbonio compreso tra lo 0,70% e lo 0,80%</text:p>
        </text:list-item>
        <text:list-item>
          <text:p text:style-name="P5">extraduri: carbonio compreso tra lo 0,80% e lo 0,85%</text:p>
        </text:list-item>
      </text:list>
      <text:p text:style-name="P3"/>
      <text:p text:style-name="P3">* gli acciai dolci sono i più comuni e meno pregiati.</text:p>
      <text:p text:style-name="P3"/>
      <text:p text:style-name="P3">L'acciaio è stato fondamentale nella rivoluzione industriale, dato che i suoi usi sono innumerevoli e la disponibilità ottima. Nel mondo attualmente si producono oltre 1 miliardo di tonnellate di acciaio all'anno. </text:p>
      <text:p text:style-name="P3"/>
      <text:p text:style-name="P2">Il Rame</text:p>
      <text:p text:style-name="P3">Il rame è l'elemento chimico di numero atomico 29. Il suo simbolo chimico è Cu. E' probabilmente il metallo che l'umanità usa da più tempo(sono stati rinvenuti oggetti in rami risalenti all'8700 a.c). Ha una conducibilità termica e elettrica elevatissima, inferiore solo a quella dell'argento. E' molto resistente alla corrosione e non e' magnetico. Facilmente lavorabile si combina bene con altri metalli a formare numerose leghe metalliche(si calcola che se ne usino almeno 400), le più comuni sono il bronzo e l'ottone, rispettivamente con lo stagno e lo zinco. Inoltre, il rame è batteriostatico, cioè combatte la formazione dei batteri sulla sua superficie. </text:p>
      <text:p text:style-name="P3"/>
      <text:p text:style-name="P2">L'Alluminio</text:p>
      <text:p text:style-name="P3">L'alluminio è l'elemento chimico di numero atomico 13. Il suo simbolo chimico è Al. Si estrae principalmente dai minerali di bauxite ed è notevole la sua morbidezza, la sua leggerezza e la sua(ovviamente)resistenza all'ossidazione.</text:p>
      <text:p text:style-name="P3">E' utilizzato per la fabbricazione di milioni di prodotti diversi ed e' molto importante per l'economia mondiale. Inoltre, e' uno degli elementi più diffusi sulla crosta terreste, terzo dopo ossigeno(45,5%) e silicio(25,5%). </text:p>
      <text:p text:style-name="P3"/>
      <text:p text:style-name="P2">Lo Zinco</text:p>
      <text:p text:style-name="P3">Lo zinco è l'elemento chimico di numero atomico 30. Il suo simbolo chimico è Zn. E' solido a temperatura ambiente, è moderatamente reattivo in quanto si</text:p>
      <text:p text:style-name="P3">combina con l'ossigeno e con altri non metalli, reagisce con acidi diluiti generando idrogeno. Ha caratteristiche molto simili al calcio, ma una minore reattività. E' importantissimo per l'organismo dato che è presente in quantità superiore a qualsiasi altro oligoelemento al di fuori del ferro. </text:p>
      <text:p text:style-name="P3">Sulla crosta terrestre è il 23esimo elemento più abbondante e si estrae da minerali come la sfalerite, la smithsonite, la calamina e la franklinite.</text:p>
      <text:p text:style-name="P3"/>
      <text:p text:style-name="P2">Lo Stagno</text:p>
      <text:p text:style-name="P3">Lo stagno è l'elemento chimico di numero atomico 50. Il suo simbolo chimico è <text:soft-page-break/>Sn. Resistente alla corrosione e all'ossidazione, si usa in molte leghe per ricoprire anche altri metalli più vulnerabili alla corrosione. Si ottiene sopratutto dalla cassiterite, un minerale in cui è presente sopratutto sotto forma di ossido, e dalla stannite. E' molto malleabile, ma se riscaldato perde la sua duttilità e diventa fragile. Resiste anche alla corrosione di acqua marina, da acqua distillata e da acqua potabile, ma può essere attaccato da acidi forti, da alcali e da sali acidi. Agisce da catalizzatore in presenza di ossigeno disciolto nell'acqua e accelera l'attacco chimico. Si lega facilmente con il ferro e in passato è stato usato per rivestire piombo, zinco e acciaio per impedirne la corrosione(come già accennato prima).</text:p>
      <text:p text:style-name="P3"/>
      <text:p text:style-name="P2">Il Nichel</text:p>
      <text:p text:style-name="P3">Il nichel è l'elemento chimico di numero 28. Il suo simbolo chimico è Ni.</text:p>
      <text:p text:style-name="P3">La prima moneta di nichel puro venne coniata nel 1881 ma l'origine del nome è assai più antica. “Nichel” deriva infatti dal nome svedese Nickel, diminutivo di Nicolaus, anticamente associato a persona da poco, folletto o ragazzo irrequieto.</text:p>
      <text:p text:style-name="P3">Un tempo infatti, il nichel veniva considerato un elemento privo di valore.</text:p>
      <text:p text:style-name="P3">Appartiene al gruppo del ferro ed è duro, malleabile e duttile. E' uno dei cinque ferromagnetici. E' assai apprezzato per le proprietà che conferisce alle leghe metalliche di cui fa parte. Circa il 77% del nichel consumato nel mondo occidentale viene infatti usato per fabbricare acciaio inox austenitico, mentre un altro 12% viene impiegato in superleghe*. Il restante 23% del fabbisogno è impiegato in vari tipi di acciaio, batterie ricaricabili, catalizzatori e altri prodotti chimici, conio, prodotti per fonderia e placcature.</text:p>
      <text:p text:style-name="P3"/>
      <text:p text:style-name="P3">*Cosa sono le superleghe? Le superleghe sono una categoria di leghe metalliche molto ampia, progettate per conservare una buona resistenza meccanica ed alla corrosione anche a temperature di 1200 gradi °C. Sono molto utili in campo aeronautico e aerospaziale in quanto vengono impiegate per costruire le pale di turbine per motori a reazione.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07T17:54:22.79</meta:creation-date>
    <meta:document-statistic meta:table-count="0" meta:image-count="0" meta:object-count="0" meta:page-count="3" meta:paragraph-count="52" meta:word-count="888" meta:character-count="5595"/>
    <dc:date>2017-05-07T19:55:18.84</dc:date>
    <meta:editing-duration>PT9M24S</meta:editing-duration>
    <meta:editing-cycles>1</meta:editing-cycles>
    <meta:generator>OpenOffice/4.1.0$Win32 OpenOffice.org_project/410m18$Build-9764</meta:generator>
  </office:meta>
</office:document-meta>
</file>